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0991f6"/>
    </style:style>
    <style:style style:name="P8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04408f" officeooo:paragraph-rsid="0004408f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0c6758" officeooo:paragraph-rsid="000c6758"/>
    </style:style>
    <style:style style:name="P11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12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7c739"/>
    </style:style>
    <style:style style:name="T4" style:family="text">
      <style:text-properties officeooo:rsid="000a6df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2"><text:file-name text:display="name">UC03.02.00 - Manter Situação de Matrículas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1-26">
            <text:p text:style-name="P1">26/01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3" office:value-type="date" office:date-value="2011-01-31">
            <text:p text:style-name="P1">31/01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Complementação do fluxo principal.</text:p>
          </table:table-cell>
        </table:table-row>
      </table:table>
      <text:h text:style-name="P12" text:outline-level="3">Pré-condições</text:h>
      <text:list xml:id="list925456084" text:style-name="WW8Num5">
        <text:list-item>
          <text:p text:style-name="P6">Usuário autenticado com permissão de uso;</text:p>
        </text:list-item>
        <text:list-item>
          <text:p text:style-name="P9">Usuário selecionou a opção <text:span text:style-name="T3">Administrar Matrículas;</text:span></text:p>
        </text:list-item>
      </text:list>
      <text:h text:style-name="P12" text:outline-level="3">Atores</text:h>
      <text:p text:style-name="Text_20_body">Secretária Acadêmica (primário)</text:p>
      <text:p text:style-name="Text_20_body">Coordenador</text:p>
      <text:h text:style-name="P12" text:outline-level="3">Fluxo Principal</text:h>
      <text:list xml:id="list276300982" text:continue-list="list925456084" text:style-name="WW8Num5">
        <text:list-item text:start-value="1">
          <text:p text:style-name="P6">Sistema solicita o curso através de uma lista de seleção contendo sigla e nome do curso;</text:p>
        </text:list-item>
        <text:list-item>
          <text:p text:style-name="P6">Usuário seleciona o curso;</text:p>
        </text:list-item>
        <text:list-item>
          <text:p text:style-name="P6">Sistema exibe um quadro com o resumo sintético <text:span text:style-name="T3">da situação </text:span>das matrículas:</text:p>
          <text:list>
            <text:list-item>
              <text:p text:style-name="P6">Quantidade de alunos em situação Cursando;</text:p>
            </text:list-item>
            <text:list-item>
              <text:p text:style-name="P6">Quantidade de alunos em situação Trancado;</text:p>
            </text:list-item>
            <text:list-item>
              <text:p text:style-name="P6">Quantidade de alunos em situação Evadido:</text:p>
            </text:list-item>
            <text:list-item>
              <text:p text:style-name="P6">Quantidade de alunos em situação Concluído;</text:p>
            </text:list-item>
            <text:list-item>
              <text:p text:style-name="P6">Quantidade de alunos em situação Desistente;</text:p>
            </text:list-item>
            <text:list-item>
              <text:p text:style-name="P6">Quantidade de alunos em situação Desligado;</text:p>
            </text:list-item>
          </text:list>
        </text:list-item>
        <text:list-item>
          <text:p text:style-name="P10">Sistema exibe:</text:p>
          <text:list>
            <text:list-item>
              <text:p text:style-name="P10">Período letivo vigente (se houver);</text:p>
            </text:list-item>
            <text:list-item>
              <text:p text:style-name="P10">Data limite para inscrição em disciplinas;</text:p>
            </text:list-item>
            <text:list-item>
              <text:p text:style-name="P10">Data limite para trancamento do curso;</text:p>
            </text:list-item>
          </text:list>
        </text:list-item>
        <text:list-item>
          <text:p text:style-name="P6">Sistema exibe as opções:</text:p>
          <text:list>
            <text:list-item>
              <text:p text:style-name="P6">Reativar Matrícula de Evadido;</text:p>
            </text:list-item>
            <text:list-item>
              <text:p text:style-name="P6">Trancar Matrícula;</text:p>
            </text:list-item>
            <text:list-item>
              <text:p text:style-name="P6">Processar Rematrícula Automática;</text:p>
            </text:list-item>
          </text:list>
        </text:list-item>
        <text:list-item>
          <text:p text:style-name="P6">Sistema exibe as matrículas desatualizadas (ver RN23), em ordem crescente por matrícula. Para cada matrícula sistema exibe:</text:p>
          <text:list>
            <text:list-item>
              <text:p text:style-name="P6">Matrícula</text:p>
            </text:list-item>
            <text:list-item>
              <text:p text:style-name="P6">Nome</text:p>
            </text:list-item>
            <text:list-item>
              <text:p text:style-name="P6">Situação</text:p>
            </text:list-item>
            <text:list-item>
              <text:p text:style-name="P6">Exibir Histórico da Situação da Matrícula;</text:p>
            </text:list-item>
          </text:list>
        </text:list-item>
        <text:list-item>
          <text:p text:style-name="P6">Usuário clica na opção Exibir Histórico da Situação da Matrícula para um dos alunos exibidos;</text:p>
        </text:list-item>
        <text:list-item>
          <text:p text:style-name="P6">Sistema exibe:</text:p>
          <text:list>
            <text:list-item>
              <text:p text:style-name="P6">No cabeçalho:</text:p>
              <text:list>
                <text:list-item>
                  <text:p text:style-name="P6">Matrícula do Aluno;</text:p>
                </text:list-item>
                <text:list-item>
                  <text:p text:style-name="P7">Nome do Aluno;</text:p>
                </text:list-item>
                <text:list-item>
                  <text:p text:style-name="P6">Data da Matrícula;</text:p>
                </text:list-item>
                <text:list-item>
                  <text:p text:style-name="P6">Curso (sigla e nome);</text:p>
                </text:list-item>
                <text:list-item>
                  <text:p text:style-name="P6"><text:soft-page-break/>Situação Atual da Matrícula;</text:p>
                </text:list-item>
              </text:list>
            </text:list-item>
            <text:list-item>
              <text:p text:style-name="P6">Para cada histórico de situação da matrícula, sistema exibe:</text:p>
              <text:list>
                <text:list-item>
                  <text:p text:style-name="P6">Data do Histórico;</text:p>
                </text:list-item>
                <text:list-item>
                  <text:p text:style-name="P6">Situação <text:span text:style-name="T4">Atual</text:span>;</text:p>
                </text:list-item>
                <text:list-item>
                  <text:p text:style-name="P6">Texto de Observações;</text:p>
                </text:list-item>
              </text:list>
            </text:list-item>
          </text:list>
        </text:list-item>
        <text:list-item>
          <text:p text:style-name="P6">Caso de uso é encerrado</text:p>
        </text:list-item>
      </text:list>
      <text:h text:style-name="P12" text:outline-level="3">Fluxo Alternativo 1</text:h>
      <text:list xml:id="list1398887667" text:continue-list="list276300982" text:style-name="WW8Num5">
        <text:list-item text:start-value="1">
          <text:p text:style-name="P6">Usuário pode encerrar caso de uso a qualquer momento;</text:p>
        </text:list-item>
      </text:list>
      <text:list xml:id="list1842794515" text:style-name="WW8Num4">
        <text:list-header>
          <text:p text:style-name="P8"/>
        </text:list-header>
      </text:list>
      <text:h text:style-name="P12" text:outline-level="3">Pós-condições</text:h>
      <text:list xml:id="list1168050960" text:continue-list="list1398887667" text:style-name="WW8Num5">
        <text:list-item text:start-value="1">
          <text:p text:style-name="P6">Sistema exibiu a situação de todas as matrículas desatualizadas de um determinado curso.</text:p>
        </text:list-item>
        <text:list-item>
          <text:p text:style-name="P6">Sistema registrou no log de auditoria para o usuário logado a seguinte mensagem: “Consultada a Situação de Matrícula do aluno <text:span text:style-name="T1">FULANO DE TAL</text:span>, matrícula <text:span text:style-name="T1">123456</text:span>, do curso <text:span text:style-name="T1">TASI (Análise de Sistemas Informatizados)</text:span><text:span text:style-name="T2">”</text:span>;</text:p>
        </text:list-item>
      </text:list>
      <text:h text:style-name="P12" text:outline-level="3">Regras de Negócio</text:h>
      <text:p text:style-name="P4">RN23</text:p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4-09T00:12:14</dc:date>
    <meta:editing-cycles>22</meta:editing-cycles>
    <meta:editing-duration>PT13H06M07S</meta:editing-duration>
    <meta:generator>OpenOffice.org/3.2$Linux OpenOffice.org_project/320m19$Build-9505</meta:generator>
    <meta:document-statistic meta:table-count="1" meta:image-count="0" meta:object-count="0" meta:page-count="2" meta:paragraph-count="60" meta:word-count="335" meta:character-count="2135"/>
    <meta:user-defined meta:name="_DocHome" meta:value-type="float">1971586133</meta:user-defined>
  </office:meta>
</office:document-meta>
</file>